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lskapsinfo(selskap, rolle, person) </text:p>
      <text:p text:style-name="Standard"><text:span text:style-name="T1"/></text:p>
      <text:p text:style-name="Standard"><text:span text:style-name="T1">Oppgave 4A:</text:span></text:p>
      <text:p text:style-name="Standard">Finn ved hjelp av en rekursiv SQL-spørring hvor mange personer det er på den korteste stien mellom Olav Thorsen og Celina Monsen i grafen. (Hvis Olav Thorsen og Celina Monsen har roller i samme selskap, er svaret ‘1’. Hvis ikke, og det ﬁnnes en person p og selskaper s1 6= s2 slik at Olav Thorsen og p begge har roller i s1, og p og Celina Monsen begge har roller i s2, er svaret ‘2’. Osv. Hvis det ikke er noen sti mellom dem, så kan du velge om du vil returnere svaret ‘0’ eller et “tomt” svar, dvs. et svar med 0 rader.)</text:p>
      <text:p text:style-name="Standard"/>
      <text:p text:style-name="Standard">create recursive view PeopleToPeople(pf, ps, path) as</text:p>
      <text:p text:style-name="Standard">(</text:p>
      <text:p text:style-name="Standard">SELECT<text:tab/>s1.person, s2.person, array[s1.person, s2.person]</text:p>
      <text:p text:style-name="Standard">FROM<text:tab/><text:tab/>Selskapsinfo s1, Selskapsinfo s2</text:p>
      <text:p text:style-name="Standard">WHERE <text:tab/>s1.person == 'Olav Thorsen' </text:p>
      <text:p text:style-name="Standard"><text:tab/><text:tab/>and s1.person != s2.person</text:p>
      <text:p text:style-name="Standard"><text:tab/><text:tab/>and s1.selskap == s2.selskap</text:p>
      <text:p text:style-name="Standard">UNION ALL<text:tab/></text:p>
      <text:p text:style-name="Standard">SELECT<text:tab/>p.pf, s2.person, p. path || p2.person</text:p>
      <text:p text:style-name="Standard">FROM<text:tab/><text:tab/>PeopleToPeople p, Selskapsinfo s1, Selskapsinfo s2</text:p>
      <text:p text:style-name="Standard">WHERE<text:tab/>p.ps != 'Celina Monsen' --Rekursjonen stopper om siste person er Celina Monsen</text:p>
      <text:p text:style-name="Standard"><text:tab/><text:tab/>and p.ps != s1.person --Rekursjonen stopper om siste person er Olav Thorsen</text:p>
      <text:p text:style-name="Standard"><text:tab/><text:tab/>and s1.forening == s2.forening –Sørger for at alle personer er med i samme forening</text:p>
      <text:p text:style-name="Standard"><text:tab/><text:tab/>and s1.person != s2.person -- Andre person er ikke lik Olav Thorsen.</text:p>
      <text:p text:style-name="Standard"><text:tab/><text:tab/>and s2.person != All(p.path); --Legger ikke til mennesker som allerede er i pathen</text:p>
      <text:p text:style-name="Standard">)</text:p>
      <text:p text:style-name="Standard"/>
      <text:p text:style-name="Standard">SELECT array_length(path, 1)</text:p>
      <text:p text:style-name="Standard">FROM PeopleToPeople;</text:p>
      <text:p text:style-name="Standard"/>
      <text:p text:style-name="Standard">--pf = first person in sequence</text:p>
      <text:p text:style-name="Standard">-- ps = last person in sequence.</text:p>
      <text:p text:style-name="Standard"/>
      <text:p text:style-name="Standard">ANTAR KUN 1 TUPPEL:</text:p>
      <text:p text:style-name="Standard">SELECT 1</text:p>
      <text:p text:style-name="Standard">FROM <text:s/>Selskapsinfo si1</text:p>
      <text:p text:style-name="Standard">INNER JOIN <text:s/>Selskapsinfo si2</text:p>
      <text:p text:style-name="Standard">WHERE person = 'Olav Thorsen' and person = 'Celina Monsen' and si1.selskap = si2.selskap</text:p>
      <text:p text:style-name="Standard"/>
      <text:p text:style-name="Standard"/>
      <text:p text:style-name="Standard">ANTAR FLERE TUPPLER:</text:p>
      <text:p text:style-name="Standard">SELECT 2</text:p>
      <text:p text:style-name="Standard">FROM Selskapsinfo s1, selskapsinfo s2, Selskapsinfo s3, Selskapsinfo 4</text:p>
      <text:p text:style-name="Standard">WHERE s1.selskap = 'Olav Thorsen' and s1.selskap = s2.selskap and s2.person = s3.person and s3.selskap = s4.selskap and s4.selskap = 'Celina Monsen';</text:p>
      <text:p text:style-name="Standard"/>
      <text:p text:style-name="Standard">SELECT 3</text:p>
      <text:p text:style-name="Standard">FROM Selskapsinfo s1, selskapsinfo s2, Selskapsinfo s3, Selskapsinfo 4, Selskapsinfo 5, Selskapsinfo 6</text:p>
      <text:p text:style-name="Standard">WHERE s1.selskap = 'Olav Thorsen' and s1.selskap = s2.selskap and s2.person = s3.person and <text:s/>s3.selskap = s4.selskap and s4.person = s5.person and s5.selskap = s6.selskap and s6.selskap = 'Celina Monsen';</text:p>
      <text:p text:style-name="Standard"><text:soft-page-break/>SELECT 3</text:p>
      <text:p text:style-name="Standard">FROM Selskapsinfo s1, selskapsinfo s2, Selskapsinfo s3, Selskapsinfo 4, Selskapsinfo 5, Selskapsinfo 6, <text:s/>Selskapsinfo s7, selskapsinfo s8</text:p>
      <text:p text:style-name="Standard">WHERE s1.selskap = 'Olav Thorsen' and s1.selskap = s2.selskap and s2.person = s3.person and <text:s/>s3.selskap = s4.selskap and s4.person = s5.person and s5.selskap = s6.selskap and s6.person = s7.person and s7.selskap = s8.selskap and s8.selskap = 'Celina Monsen';</text:p>
      <text:p text:style-name="Standard"/>
      <text:p text:style-name="Standard">-legger til til tuppelet s(n).person = s(n+1).person and s(n+1).selskap = s(n+2).selskap for hvert rekursive kall.</text:p>
      <text:p text:style-name="Standard">-legger til to kolonner; Selskapsinfo(n+1) og Selskapsinfo(n+2) for hvert rekursive kall.</text:p>
      <text:p text:style-name="Standard"/>
      <text:p text:style-name="Standard">FINNES IKKE I RELASJONEN</text:p>
      <text:p text:style-name="Standard"/>
      <text:p text:style-name="Standard">ANTAR KUN 1 TUPPEL:</text:p>
      <text:p text:style-name="Standard"/>
      <text:p text:style-name="Standard">Selskapsinfo('leder', 'Hydro', 'Olav Thorsen')</text:p>
      <text:p text:style-name="Standard">Selskapsinfo('ingeniør', 'Hydro', 'Celina Monsen')</text:p>
      <text:p text:style-name="Standard"/>
      <text:p text:style-name="Standard">SELECT 0</text:p>
      <text:p text:style-name="Standard">FROM Selskapsinfo s1, selskapsinfo s2</text:p>
      <text:p text:style-name="Standard">FROM (s1.selskap = s2.selskap and s1.person == 'Olav Thorsen and s2.person = 'Celina Monsen') is null;</text:p>
      <text:p text:style-name="Standard"/>
      <text:p text:style-name="Standard">ELLER</text:p>
      <text:p text:style-name="Standard"/>
      <text:p text:style-name="Standard">SELECT 0</text:p>
      <text:p text:style-name="Standard">FROM Selskapsinfo s1, selskapsinfo s2</text:p>
      <text:p text:style-name="Standard">FROM (s1.selskap = s2.selskap and s1.person != 'Olav Thorsen and s2.person == 'Celina Monsen';</text:p>
      <text:p text:style-name="Standard"/>
      <text:p text:style-name="Standard">SELECT 0</text:p>
      <text:p text:style-name="Standard">FROM Selskapsinfo s1, selskapsinfo s2</text:p>
      <text:p text:style-name="Standard">FROM <text:s/>s1.selskap = s2.selskap and s1.person = 'Olav Thorsen and s2.person != 'Celina Monsen'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OPPGAVE 4B:</text:p>
      <text:p text:style-name="P1"/>
      <text:p text:style-name="P2">Skattemyndighetene er interessert i konstellasjoner hvor det er sykliske avhengigheter mellom personer i viktige roller. Eksempel: Person A er daglig leder i selskap X og styreleder i selskap Y. Person B er daglig leder i selskap Y og styremedlem i selskap Z. Person C er daglig leder i selskap Z og nestleder i selskap X.</text:p>
      <text:p text:style-name="P2"/>
      <text:p text:style-name="Standard">Finn ved hjelp av en rekursiv SQL-spørring alle sykler som inneholder 3, 4 eller 5 personer, og der hver person har rollen ‘daglig leder’ i ett selskap og en av rollene ‘styreleder’, ‘nestleder’ eller ‘styremedlem’ i neste selskap i sykelen. Skriv for hver slik sykel ut personene og selskapene i sykelen</text:p>
      <text:p text:style-name="Standard"/>
      <text:p text:style-name="Standard">CREATE RECURSIVE VIEW Sykel(pf, ps, personer, rolle) as</text:p>
      <text:p text:style-name="Standard">(</text:p>
      <text:p text:style-name="Standard"><text:tab/>SELECT <text:tab/>p1.person, p2.person, array[p1.person, p2.person], array[p1.rolle, p2.rolle]</text:p>
      <text:p text:style-name="Standard"><text:tab/>FROM <text:tab/>Selskapsinfo si1, Selskapsinfo si2</text:p>
      <text:p text:style-name="Standard"><text:tab/>WHERE <text:tab/>s1.forening = s2.forening</text:p>
      <text:p text:style-name="Standard"><text:tab/><text:tab/><text:tab/>and s1.person != s2.person</text:p>
      <text:p text:style-name="Standard"><text:tab/><text:tab/><text:tab/>and array_length(p1.person, 1) &gt;= 3 </text:p>
      <text:p text:style-name="Standard"><text:tab/><text:tab/><text:tab/>and array_length(p1.person, 1) &lt;= <text:s/>5;</text:p>
      <text:p text:style-name="Standard"><text:tab/><text:tab/><text:tab/></text:p>
      <text:p text:style-name="Standard"><text:tab/>UNION ALL </text:p>
      <text:p text:style-name="Standard"><text:tab/><text:tab/><text:tab/></text:p>
      <text:p text:style-name="Standard"><text:tab/>SELECT <text:tab/>c.pf, s2.person, c.person || s2.person, c.rolle || s2.rolle</text:p>
      <text:p text:style-name="Standard"><text:tab/>FROM<text:tab/><text:tab/>Sykel c, Selskapsinfo si1, Selskapsinfo si2</text:p>
      <text:p text:style-name="Standard"><text:tab/>WHERE<text:tab/>c.ps = s1. Person</text:p>
      <text:p text:style-name="Standard"><text:tab/><text:tab/><text:tab/>and s1.forening = s2.forening</text:p>
      <text:p text:style-name="Standard"><text:tab/><text:tab/><text:tab/>and s1.forening != s2.forening</text:p>
      <text:p text:style-name="Standard"><text:tab/><text:tab/><text:tab/>and s2.rolle != all(c.rolle)</text:p>
      <text:p text:style-name="Standard"><text:tab/><text:tab/><text:tab/>and s2.person != all(c.person)</text:p>
      <text:p text:style-name="Standard">)</text:p>
      <text:p text:style-name="Standard"/>
      <text:p text:style-name="Standard">SELECT personer</text:p>
      <text:p text:style-name="Standard">FROM Syke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ndy Madeleine Svendsen</meta:initial-creator>
    <meta:creation-date>2016-03-10T19:09:45.18</meta:creation-date>
    <dc:date>2016-03-11T10:39:26.82</dc:date>
    <dc:creator>Cindy Madeleine Svendsen</dc:creator>
    <meta:editing-duration>PT15H29M38S</meta:editing-duration>
    <meta:editing-cycles>10</meta:editing-cycles>
    <meta:generator>OpenOffice/4.1.2$Win32 OpenOffice.org_project/412m3$Build-9782</meta:generator>
    <meta:document-statistic meta:table-count="0" meta:image-count="0" meta:object-count="0" meta:page-count="3" meta:paragraph-count="78" meta:word-count="707" meta:character-count="4608"/>
  </office:meta>
</office:document-meta>
</file>